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5.609166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number-columns-repeated="16374" table:default-cell-style-name="ce1"/>
        <table:table-row table:style-name="ro1">
          <table:table-cell office:value-type="string" table:number-columns-spanned="2" table:number-rows-spanned="1" table:style-name="ce2">
            <text:p>Feature / Model</text:p>
          </table:table-cell>
          <table:covered-table-cell/>
          <table:table-cell office:value-type="string" table:style-name="ce1">
            <text:p>Euler</text:p>
          </table:table-cell>
          <table:table-cell office:value-type="string" table:style-name="ce1">
            <text:p>PressureVelocityEq</text:p>
          </table:table-cell>
          <table:table-cell office:value-type="string" table:style-name="ce1">
            <text:p>VelocityEq</text:p>
          </table:table-cell>
          <table:table-cell office:value-type="string" table:style-name="ce1">
            <text:p>VelocityEqTotEnergy</text:p>
          </table:table-cell>
          <table:table-cell office:value-type="string" table:style-name="ce1">
            <text:p>TemperaturePressureVelocityEq</text:p>
          </table:table-cell>
          <table:table-cell office:value-type="string" table:style-name="ce1">
            <text:p>EulerHomogeneous</text:p>
          </table:table-cell>
          <table:table-cell office:value-type="string" table:style-name="ce1">
            <text:p>NonLinearSchrodinger</text:p>
          </table:table-cell>
          <table:table-cell office:value-type="string" table:style-name="ce1">
            <text:p>EulerKorteweg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4" table:style-name="ce3">
            <text:p>Geometry</text:p>
          </table:table-cell>
          <table:table-cell office:value-type="string" table:style-name="ce1">
            <text:p>Cartesian mes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Adaptive Mesh Refinement (AMR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Unstructured mes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Symmetry (cylindrical/spherical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2" table:style-name="ce3">
            <text:p>Numerical scheme</text:p>
          </table:table-cell>
          <table:table-cell office:value-type="string" table:style-name="ce1">
            <text:p>1st ord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2nd order (\*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3" table:style-name="ce3">
            <text:p>Relaxation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Yes (finite and infinite)</text:p>
          </table:table-cell>
          <table:table-cell office:value-type="string" table:style-name="ce1">
            <text:p>Yes (finite and infinite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Pressure-Temperatur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Pressure-Temperature-Chemical Poten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3" table:style-name="ce3">
            <text:p>Source</text:p>
          </table:table-cell>
          <table:table-cell office:value-type="string" table:style-name="ce1">
            <text:p>Gravit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Heat sour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Moving Reference Fram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3" table:style-name="ce3">
            <text:p>Additionnal physic</text:p>
          </table:table-cell>
          <table:table-cell office:value-type="string" table:style-name="ce1">
            <text:p>Surface tens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Viscosit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Conduc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2" table:style-name="ce3">
            <text:p>Gradient</text:p>
          </table:table-cell>
          <table:table-cell office:value-type="string" table:style-name="ce1">
            <text:p>Finite difference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Green-Gaus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7" table:style-name="ce3">
            <text:p>Boundary condition</text:p>
          </table:table-cell>
          <table:table-cell office:value-type="string" table:style-name="ce1">
            <text:p>Non-reflect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Wal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Tan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Inj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Outf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SubInj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Symmetr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5" table:style-name="ce3">
            <text:p>Equation of state</text:p>
          </table:table-cell>
          <table:table-cell office:value-type="string" table:style-name="ce1">
            <text:p>Ideal Ga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Stiffened Ga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Noble-Abel Stiffened Ga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Van der Waal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Polynom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dc:creator>SCHMIDMAYER Kevin</dc:creator>
    <meta:creation-date>2021-08-25T17:47:51Z</meta:creation-date>
    <dc:date>2023-06-27T08:15:49Z</dc:date>
    <meta:editing-cycles>19</meta:editing-cycles>
    <meta:editing-duration>PT2881S</meta:editing-duration>
  </office:meta>
</office:document-meta>
</file>